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ffe2" officeooo:paragraph-rsid="001bffe2"/>
    </style:style>
    <style:style style:name="T1" style:family="text">
      <style:text-properties officeooo:rsid="001e6c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mettre à jour le site:</text:p>
      <text:p text:style-name="P1">-git add .</text:p>
      <text:p text:style-name="P1">-git commit -m "nom"</text:p>
      <text:p text:style-name="P1">-git push</text:p>
      <text:p text:style-name="P1"/>
      <text:p text:style-name="P1">Connexion à Net<text:span text:style-name="T1">l</text:span>ifly </text:p>
      <text:p text:style-name="P1">maxence.porquet1404@gmail.com</text:p>
      <text:p text:style-name="P1">Web+max1404</text:p>
      <text:p text:style-name="P1"/>
      <text:p text:style-name="P1">https://cours-distanciel.netlify.app/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12:21:16.685000000</meta:creation-date>
    <dc:date>2021-04-03T12:37:14.153000000</dc:date>
    <meta:editing-duration>PT5M47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8" meta:word-count="21" meta:character-count="164" meta:non-whitespace-character-count="150"/>
  </office:meta>
</office:document-meta>
</file>